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563in" fo:margin-right="0in" fo:margin-top="0.0835in" fo:margin-bottom="0in" fo:text-indent="0in" style:auto-text-indent="false"/>
    </style:style>
    <style:style style:name="P2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1484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left="0.1783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left="0.1484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 style:list-style-name="L2">
      <style:paragraph-properties fo:margin-top="0.0835in" fo:margin-bottom="0in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563in" fo:margin-right="0in" fo:margin-top="0.0835in" fo:margin-bottom="0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563in" fo:margin-right="0in" fo:margin-top="0.0835in" fo:margin-bottom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left="0.1563in" fo:margin-right="0in" fo:margin-top="0.0835in" fo:margin-bottom="0in" fo:text-align="start" style:justify-single-word="false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weight-complex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818*" fo:start-indent="0in" fo:end-indent="0in"/>
          <style:column style:rel-width="4819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563in" fo:text-indent="-0.25in" fo:margin-left="0.656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063in" fo:text-indent="-0.25in" fo:margin-left="0.906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563in" fo:text-indent="-0.25in" fo:margin-left="1.156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063in" fo:text-indent="-0.25in" fo:margin-left="1.406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563in" fo:text-indent="-0.25in" fo:margin-left="1.656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63in" fo:text-indent="-0.25in" fo:margin-left="1.906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563in" fo:text-indent="-0.25in" fo:margin-left="2.156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063in" fo:text-indent="-0.25in" fo:margin-left="2.406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563in" fo:text-indent="-0.25in" fo:margin-left="2.656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063in" fo:text-indent="-0.25in" fo:margin-left="2.906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Лабораторная работа 5</text:p>
      <text:p text:style-name="P5">Выполнил студент группы 4.3 ФВТ Уваров Михаил</text:p>
      <text:p text:style-name="P5">Название: <text:span text:style-name="T1">Освоить работу с простейшими алгоритмами шифрования.</text:span></text:p>
      <text:list xml:id="list506701848" text:style-name="L1">
        <text:list-header>
          <text:p text:style-name="P7">Задание:</text:p>
        </text:list-header>
      </text:list>
      <text:p text:style-name="P6">Разработать программу, обеспечивающую:</text:p>
      <text:list xml:id="list489212822" text:style-name="L2">
        <text:list-item>
          <text:p text:style-name="P8">Шифрование, дешифровку, подбор строк, зашифрованных шифром Цезаря;</text:p>
        </text:list-item>
        <text:list-item>
          <text:p text:style-name="P8">Реализацию алгоритма ROT13</text:p>
        </text:list-item>
      </text:list>
      <text:p text:style-name="P2">Проанализировать полученные результаты.</text:p>
      <text:p text:style-name="P2"/>
      <text:p text:style-name="P4">Ход работы:</text:p>
      <text:p text:style-name="P2">Исходный код доступен:</text:p>
      <text:p text:style-name="P1">https://github.com/freeakk/trivial_crypt</text:p>
      <text:p text:style-name="P2"/>
      <text:p text:style-name="P3">Вывод:</text:p>
      <text:p text:style-name="P2">Шифр Цезаря предлагает только 26 ключей. Это значит, что его просто подобрать. </text:p>
      <text:p text:style-name="P10">encode(DecodedStr, Key) == EncodedStr</text:p>
      <text:p text:style-name="P10">decode(EncodedStr, -Key) == DecodedStr</text:p>
      <text:p text:style-name="P2">Пример работы:</text:p>
      <text:section text:style-name="Sect1" text:name="Section1">
        <text:p text:style-name="P12">(trivial_crypt@omicron)9&gt; E = caesar:encode("secret", 16). <text:s text:c="8"/></text:p>
        <text:p text:style-name="P12">"iushuj"</text:p>
        <text:p text:style-name="P12">(trivial_crypt@omicron)10&gt; caesar:all_variants(E). <text:s text:c="17"/></text:p>
        <text:p text:style-name="P12">[{0,"iushuj"},</text:p>
        <text:p text:style-name="P12"><text:s/>{1,"htrgti"},</text:p>
        <text:p text:style-name="P12"><text:s/>{2,"gsqfsh"},</text:p>
        <text:p text:style-name="P12"><text:s/>{3,"frperg"},</text:p>
        <text:p text:style-name="P12"><text:s/>{4,"eqodqf"},</text:p>
        <text:p text:style-name="P12"><text:s/>{5,"dpncpe"},</text:p>
        <text:p text:style-name="P12"><text:s/>{6,"combod"},</text:p>
        <text:p text:style-name="P12"><text:s/>{7,"bnlanc"},</text:p>
        <text:p text:style-name="P12"><text:s/>{8,"amkzmb"},</text:p>
        <text:p text:style-name="P12"><text:s/>{9,"zljyla"},</text:p>
        <text:p text:style-name="P12"><text:s/>{10,"ykixkz"},</text:p>
        <text:p text:style-name="P12"><text:s/>{11,"xjhwjy"},</text:p>
        <text:p text:style-name="P12"><text:s/>{12,"wigvix"},</text:p>
        <text:p text:style-name="P12"><text:s/>{13,"vhfuhw"},</text:p>
        <text:p text:style-name="P12"><text:s/>{14,"ugetgv"},</text:p>
        <text:p text:style-name="P12"><text:s/>{15,"tfdsfu"},</text:p>
        <text:p text:style-name="P12"><text:s/>{16,"secret"},</text:p>
        <text:p text:style-name="P12"><text:s/>{17,"rdbqds"},</text:p>
        <text:p text:style-name="P12"><text:s/>{18,"qcapcr"},</text:p>
        <text:p text:style-name="P12"><text:s/>{19,"pbzobq"},</text:p>
        <text:p text:style-name="P12"><text:s/>{20,"oaynap"},</text:p>
        <text:p text:style-name="P12"><text:s/>{21,"nzxmzo"},</text:p>
        <text:p text:style-name="P12"><text:s/>{22,"mywlyn"},</text:p>
        <text:p text:style-name="P12"><text:s/>{23,"lxvkxm"},</text:p>
        <text:p text:style-name="P12"><text:s/>{24,"kwujwl"},</text:p>
        <text:p text:style-name="P12"><text:s/>{25,"jvtivk"}]</text:p>
      </text:section>
      <text:p text:style-name="P2"/>
      <text:p text:style-name="P2">ROT13 обладает свойством</text:p>
      <text:p text:style-name="P10">rot13(rot13(S)) = S</text:p>
      <text:p text:style-name="P11">Пример работы:</text:p>
      <text:p text:style-name="P13">(trivial_crypt@omicron)12&gt; rot13:encode("Test").</text:p>
      <text:p text:style-name="P13">"Grfg"</text:p>
      <text:p text:style-name="P13">(trivial_crypt@omicron)13&gt; rot13:encode(rot13:encode("Test")).</text:p>
      <text:p text:style-name="P13">"Test"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6862in" fo:margin-bottom="0.780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53S</meta:editing-duration>
    <meta:editing-cycles>4</meta:editing-cycles>
    <meta:generator>LibreOffice/3.4$Linux LibreOffice_project/340m1$Build-302</meta:generator>
    <dc:date>2011-12-06T18:31:57</dc:date>
    <meta:document-statistic meta:table-count="0" meta:image-count="0" meta:object-count="0" meta:page-count="1" meta:paragraph-count="52" meta:word-count="113" meta:character-count="1289" meta:non-whitespace-character-count="1144"/>
    <meta:user-defined meta:name="Info 1"/>
    <meta:user-defined meta:name="Info 2"/>
    <meta:user-defined meta:name="Info 3"/>
    <meta:user-defined meta:name="Info 4"/>
  </office:meta>
</office:document-meta>
</file>